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'San Francisco', 'Helvetica Neue', Helvetica, Arial"/>
    <style:font-face style:name="Segoe UI" svg:font-family="'Segoe UI', SegoeUI, 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63a83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63ce4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style="italic" officeooo:paragraph-rsid="00163a83" style:font-style-asian="italic" style:font-style-complex="italic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language="en" fo:country="US" fo:font-style="italic" officeooo:rsid="00163ce4" officeooo:paragraph-rsid="00163ce4" style:font-style-asian="italic" style:font-style-complex="italic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language="en" fo:country="US" fo:font-style="italic" fo:font-weight="normal" officeooo:rsid="0017e706" officeooo:paragraph-rsid="0017e706" style:font-style-asian="italic" style:font-style-complex="italic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language="en" fo:country="US" fo:font-style="italic" fo:font-weight="normal" officeooo:rsid="0018c167" officeooo:paragraph-rsid="00194bbb" style:font-style-asian="italic" style:font-style-complex="italic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language="en" fo:country="US" fo:font-style="italic" fo:font-weight="normal" officeooo:rsid="001b39b3" officeooo:paragraph-rsid="001b39b3" style:font-style-asian="italic" style:font-style-complex="italic"/>
    </style:style>
    <style:style style:name="T1" style:family="text">
      <style:text-properties fo:font-variant="normal" fo:text-transform="none" fo:color="#2c2d30" loext:opacity="100%" style:font-name="Roboto" fo:font-size="11.25pt" fo:letter-spacing="normal" fo:font-style="normal" fo:font-weight="normal"/>
    </style:style>
    <style:style style:name="T2" style:family="text">
      <style:text-properties fo:font-variant="normal" fo:text-transform="none" fo:color="#2c2d30" loext:opacity="100%" style:font-name="Roboto" fo:font-size="11.25pt" fo:letter-spacing="normal" fo:font-style="normal" fo:font-weight="normal" officeooo:rsid="00163a83"/>
    </style:style>
    <style:style style:name="T3" style:family="text">
      <style:text-properties fo:font-variant="normal" fo:text-transform="none" fo:color="#2c2d30" loext:opacity="100%" style:font-name="Roboto" fo:font-size="11.25pt" fo:letter-spacing="normal" fo:font-weight="normal"/>
    </style:style>
    <style:style style:name="T4" style:family="text">
      <style:text-properties fo:font-variant="normal" fo:text-transform="none" fo:color="#2c2d30" loext:opacity="100%" style:font-name="Roboto" fo:font-size="11.25pt" fo:letter-spacing="normal" fo:font-weight="normal" officeooo:rsid="00163a83"/>
    </style:style>
    <style:style style:name="T5" style:family="text">
      <style:text-properties fo:font-variant="normal" fo:text-transform="none" fo:color="#161616" loext:opacity="100%" style:font-name="Segoe UI" fo:font-size="12pt" fo:letter-spacing="normal" fo:font-style="normal" fo:font-weight="normal"/>
    </style:style>
    <style:style style:name="T6" style:family="text">
      <style:text-properties fo:font-variant="normal" fo:text-transform="none" fo:color="#161616" loext:opacity="100%" style:font-name="Segoe UI" fo:font-size="12pt" fo:letter-spacing="normal" fo:font-style="normal" fo:font-weight="normal" officeooo:rsid="00163a83"/>
    </style:style>
    <style:style style:name="T7" style:family="text">
      <style:text-properties fo:font-variant="normal" fo:text-transform="none" fo:color="#161616" loext:opacity="100%" style:font-name="Segoe UI" fo:font-size="12pt" fo:letter-spacing="normal" fo:font-weight="normal"/>
    </style:style>
    <style:style style:name="T8" style:family="text">
      <style:text-properties fo:font-variant="normal" fo:text-transform="none" fo:color="#161616" loext:opacity="100%" style:font-name="Segoe UI" fo:font-size="12pt" fo:letter-spacing="normal" fo:font-weight="normal" officeooo:rsid="00163a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Задание 1. Ответьте письменно на вопросы:</text:span></text:span><text:line-break/><text:line-break/><text:span text:style-name="T1">1) Почему использование тестовых заглушек может быть полезным при написании модульных тестов?</text:span></text:p>
      <text:p text:style-name="P3"><text:span text:style-name="T7">Заглушка выступает в качестве небольшого фрагмента кода, заменяющего другой компонент во время тестирования. Одним из ключевых преимуществ использования </text:span><text:span text:style-name="T8">тестовых </text:span><text:span text:style-name="T7">заглуш</text:span><text:span text:style-name="T8">ек</text:span><text:span text:style-name="T7"> является их способность последовательно возвращать результаты, что упрощает написание тестов. Даже если другие компоненты еще не полностью функциональны, по-прежнему </text:span><text:span text:style-name="T8">возможно</text:span><text:span text:style-name="T7"> выполнять тесты с помощью заглушки.</text:span><text:span text:style-name="T3"> </text:span><text:span text:style-name="T4">Также, применение заглушек для тестирования снижает сложность тестов и дает возможность проверять код независимо от остальной системы.</text:span></text:p>
      <text:p text:style-name="P3"><text:span text:style-name="T4"/></text:p>
      <text:p text:style-name="P2"><text:span text:style-name="T1">2) Какой тип тестовой заглушки следует использовать, если вам нужно проверить, что метод был вызван с определенными аргументами?</text:span></text:p>
      <text:p text:style-name="P6"><text:span text:style-name="T3">Mock</text:span></text:p>
      <text:p text:style-name="P4"><text:span text:style-name="T3"/></text:p>
      <text:p text:style-name="P4"><text:span text:style-name="T3"/></text:p>
      <text:p text:style-name="P2"><text:span text:style-name="T1">3) Какой тип тестовой заглушки следует использовать, если вам просто нужно вернуть определенное значение или исключение в ответ на вызов метода?</text:span></text:p>
      <text:p text:style-name="P7">Dummy</text:p>
      <text:p text:style-name="P2"><text:span text:style-name="T1"/></text:p>
      <text:p text:style-name="P2"><text:span text:style-name="T1"/></text:p>
      <text:p text:style-name="P2"><text:span text:style-name="T1">4) Какой тип тестовой заглушки вы бы использовали для имитации взаимодействия с внешним API или базой данных?</text:span></text:p>
      <text:p text:style-name="P5">Stub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'San Francisco', 'Helvetica Neue', Helvetica, Arial"/>
    <style:font-face style:name="Segoe UI" svg:font-family="'Segoe UI', SegoeUI, 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8T18:21:31.259000000</meta:creation-date>
    <dc:date>2023-10-08T18:56:36.491000000</dc:date>
    <meta:editing-duration>PT14M44S</meta:editing-duration>
    <meta:editing-cycles>5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8" meta:word-count="139" meta:character-count="1046" meta:non-whitespace-character-count="914"/>
  </office:meta>
</office:document-meta>
</file>